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26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08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1cm" fo:padding-top="0.139cm" fo:padding-bottom="0.139cm" fo:padding-left="0.264cm" fo:padding-right="0.264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7.087cm" fo:min-width="3.252cm" fo:padding-top="0.139cm" fo:padding-bottom="0.139cm" fo:padding-left="0.264cm" fo:padding-right="0.264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middle" draw:auto-grow-height="false" fo:min-height="0.957cm" fo:min-width="2.012cm" fo:padding-top="0.139cm" fo:padding-bottom="0.139cm" fo:padding-left="0.264cm" fo:padding-right="0.264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134cm" fo:min-width="4.52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7cm" fo:min-width="3.103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999999" draw:textarea-horizontal-align="justify" draw:textarea-vertical-align="top" draw:auto-grow-height="false" fo:min-height="6.769cm" fo:min-width="8.362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77cm" fo:min-width="2.646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 style:list-style-name="L1">
      <style:graphic-properties svg:stroke-width="0.028cm" svg:stroke-color="#000000" draw:marker-start-width="0.242cm" draw:marker-end-width="0.242cm" draw:fill="solid" draw:fill-color="#cccccc" draw:textarea-horizontal-align="justify" draw:textarea-vertical-align="top" draw:auto-grow-height="false" fo:min-height="1.785cm" fo:min-width="3.102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548cm" fo:min-width="0.322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text-align="start"/>
    </style:style>
    <style:style style:name="P2" style:family="paragraph">
      <loext:graphic-properties draw:fill="solid" draw:fill-color="#999999"/>
      <style:paragraph-properties fo:margin-top="0.102cm" fo:margin-bottom="0cm" fo:text-align="start"/>
    </style:style>
    <style:style style:name="P3" style:family="paragraph">
      <style:paragraph-properties fo:margin-top="0.102cm" fo:margin-bottom="0cm" fo:text-align="center"/>
      <style:text-properties fo:font-size="12pt"/>
    </style:style>
    <style:style style:name="P4" style:family="paragraph">
      <loext:graphic-properties draw:fill="solid" draw:fill-color="#cccccc"/>
      <style:paragraph-properties fo:margin-top="0.102cm" fo:margin-bottom="0cm" fo:text-align="center"/>
      <style:text-properties fo:font-size="12pt"/>
    </style:style>
    <style:style style:name="P5" style:family="paragraph">
      <style:paragraph-properties fo:margin-left="0cm" fo:margin-right="0cm" fo:margin-top="0.102cm" fo:margin-bottom="0cm" fo:line-height="100%" fo:text-align="center" fo:text-indent="0cm"/>
      <style:text-properties fo:font-size="12pt"/>
    </style:style>
    <style:style style:name="P6" style:family="paragraph">
      <loext:graphic-properties draw:fill="solid" draw:fill-color="#cccccc"/>
      <style:paragraph-properties fo:margin-left="0cm" fo:margin-right="0cm" fo:margin-top="0.102cm" fo:margin-bottom="0cm" fo:line-height="100%" fo:text-align="center" fo:text-indent="0cm"/>
      <style:text-properties fo:font-size="12pt"/>
    </style:style>
    <style:style style:name="P7" style:family="paragraph">
      <loext:graphic-properties draw:fill-color="#ffffff"/>
    </style:style>
    <style:style style:name="P8" style:family="paragraph">
      <style:paragraph-properties fo:margin-top="0.102cm" fo:margin-bottom="0cm" fo:text-align="center"/>
    </style:style>
    <style:style style:name="P9" style:family="paragraph">
      <loext:graphic-properties draw:fill="solid" draw:fill-color="#999999"/>
      <style:paragraph-properties fo:margin-top="0.102cm" fo:margin-bottom="0cm"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style:paragraph-properties fo:text-align="center"/>
      <style:text-properties style:font-name="MathJax_Math" fo:font-size="12pt" style:font-size-asian="12pt" style:font-size-complex="12pt"/>
    </style:style>
    <style:style style:name="P15" style:family="paragraph">
      <loext:graphic-properties draw:fill-color="#dddddd"/>
      <style:paragraph-properties fo:text-align="center"/>
      <style:text-properties style:font-name="MathJax_Math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style:font-name="MathJax_Math" fo:font-size="12pt" style:font-size-asian="12pt" style:font-size-complex="12pt"/>
    </style:style>
    <style:style style:name="T6" style:family="text">
      <style:text-properties style:text-position="-8% 58%" style:font-name="MathJax_Math" fo:font-size="12pt" style:font-size-asian="12pt" style:font-size-complex="12pt"/>
    </style:style>
    <style:style style:name="T7" style:family="text">
      <style:text-properties style:text-position="0% 100%" style:font-name="MathJax_Math1" fo:font-size="12pt" style:font-name-asian="MathJax_Math1" style:font-size-asian="12pt" style:font-name-complex="MathJax_Math1" style:font-size-complex="12pt"/>
    </style:style>
    <style:style style:name="T8" style:family="text">
      <style:text-properties style:text-position="-8% 58%" style:font-name="MathJax_Math" fo:font-size="12pt" style:font-name-asian="MathJax_Math1" style:font-size-asian="12pt" style:font-name-complex="MathJax_Math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2" draw:layer="layout" svg:width="8.788cm" svg:height="7.047cm" svg:x="9.606cm" svg:y="4.352cm">
            <text:p text:style-name="P1">Observ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7cm" svg:y="5.303cm">
            <text:p text:style-name="P3">Orient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5cm" svg:y="5.303cm">
            <text:p text:style-name="P3">Posi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138cm" svg:height="1.655cm" svg:x="14.596cm" svg:y="7.257cm">
            <text:p text:style-name="P3">Body R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3.136cm" svg:height="1.655cm" svg:x="10.204cm" svg:y="7.257cm">
            <text:p text:style-name="P5">Velo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138cm" svg:height="1.655cm" svg:x="14.595cm" svg:y="9.211cm">
            <text:p text:style-name="P5">Position second next waypoi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136cm" svg:height="1.655cm" svg:x="10.203cm" svg:y="9.211cm">
            <text:p text:style-name="P3">Position next waypoin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7" draw:text-style-name="P9" draw:layer="layout" svg:width="3.78cm" svg:height="7.365cm" svg:x="12.11cm" svg:y="4.193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14cm" svg:y1="6.834cm" svg:x2="14.857cm" svg:y2="6.834cm">
            <text:p/>
          </draw:line>
          <draw:line draw:style-name="gr8" draw:text-style-name="P10" draw:layer="layout" svg:x1="13.26cm" svg:y1="6.838cm" svg:x2="14.732cm" svg:y2="7.722cm">
            <text:p/>
          </draw:line>
          <draw:line draw:style-name="gr8" draw:text-style-name="P10" draw:layer="layout" svg:x1="14.704cm" svg:y1="6.838cm" svg:x2="13.248cm" svg:y2="7.748cm">
            <text:p/>
          </draw:line>
          <draw:line draw:style-name="gr8" draw:text-style-name="P10" draw:layer="layout" svg:x1="13.141cm" svg:y1="7.723cm" svg:x2="14.858cm" svg:y2="7.723cm">
            <text:p/>
          </draw:line>
          <draw:line draw:style-name="gr8" draw:text-style-name="P10" draw:layer="layout" svg:x1="13.14cm" svg:y1="9.534cm" svg:x2="14.857cm" svg:y2="9.534cm">
            <text:p/>
          </draw:line>
          <draw:line draw:style-name="gr8" draw:text-style-name="P10" draw:layer="layout" svg:x1="13.26cm" svg:y1="9.538cm" svg:x2="14.732cm" svg:y2="10.422cm">
            <text:p/>
          </draw:line>
          <draw:line draw:style-name="gr8" draw:text-style-name="P10" draw:layer="layout" svg:x1="14.704cm" svg:y1="9.538cm" svg:x2="13.248cm" svg:y2="10.448cm">
            <text:p/>
          </draw:line>
          <draw:line draw:style-name="gr8" draw:text-style-name="P10" draw:layer="layout" svg:x1="13.141cm" svg:y1="10.423cm" svg:x2="14.858cm" svg:y2="10.423cm">
            <text:p/>
          </draw:line>
          <draw:line draw:style-name="gr8" draw:text-style-name="P10" draw:layer="layout" svg:x1="13.26cm" svg:y1="6.838cm" svg:x2="14.732cm" svg:y2="9.534cm">
            <text:p/>
          </draw:line>
          <draw:line draw:style-name="gr8" draw:text-style-name="P10" draw:layer="layout" svg:x1="13.28cm" svg:y1="7.748cm" svg:x2="14.722cm" svg:y2="9.538cm">
            <text:p/>
          </draw:line>
          <draw:line draw:style-name="gr8" draw:text-style-name="P10" draw:layer="layout" svg:x1="14.704cm" svg:y1="6.838cm" svg:x2="13.28cm" svg:y2="9.534cm">
            <text:p/>
          </draw:line>
          <draw:line draw:style-name="gr8" draw:text-style-name="P10" draw:layer="layout" svg:x1="13.28cm" svg:y1="9.534cm" svg:x2="14.722cm" svg:y2="7.722cm">
            <text:p/>
          </draw:line>
          <draw:line draw:style-name="gr8" draw:text-style-name="P10" draw:layer="layout" svg:x1="14.704cm" svg:y1="7.748cm" svg:x2="13.248cm" svg:y2="10.448cm">
            <text:p/>
          </draw:line>
          <draw:line draw:style-name="gr8" draw:text-style-name="P10" draw:layer="layout" svg:x1="13.26cm" svg:y1="6.838cm" svg:x2="14.722cm" svg:y2="10.422cm">
            <text:p/>
          </draw:line>
          <draw:line draw:style-name="gr8" draw:text-style-name="P10" draw:layer="layout" svg:x1="14.704cm" svg:y1="6.838cm" svg:x2="13.28cm" svg:y2="10.422cm">
            <text:p/>
          </draw:line>
          <draw:line draw:style-name="gr8" draw:text-style-name="P10" draw:layer="layout" svg:x1="13.28cm" svg:y1="10.422cm" svg:x2="14.722cm" svg:y2="7.722cm">
            <text:p/>
          </draw:line>
          <draw:line draw:style-name="gr8" draw:text-style-name="P10" draw:layer="layout" svg:x1="13.28cm" svg:y1="7.748cm" svg:x2="14.704cm" svg:y2="10.423cm">
            <text:p/>
          </draw:line>
          <draw:custom-shape draw:style-name="gr9" draw:text-style-name="P11" draw:layer="layout" svg:width="0.635cm" svg:height="0.635cm" svg:x="14.722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4.722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6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645cm" svg:y="10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2.915cm" svg:y="7.953cm">
            <draw:text-box>
              <text:p text:style-name="P12"><text:span text:style-name="T1">.</text:span></text:p>
              <text:p text:style-name="P12"><text:span text:style-name="T1">.</text:span></text:p>
              <text:p text:style-name="P12"><text:span text:style-name="T1">.</text:span></text:p>
            </draw:text-box>
          </draw:frame>
          <draw:frame draw:style-name="gr10" draw:text-style-name="P13" draw:layer="layout" svg:width="0.001cm" svg:height="1.205cm" svg:x="15.042cm" svg:y="7.954cm">
            <draw:text-box>
              <text:p text:style-name="P12"><text:span text:style-name="T1">.</text:span></text:p>
              <text:p text:style-name="P12"><text:span text:style-name="T1">.</text:span></text:p>
              <text:p text:style-name="P12"><text:span text:style-name="T1">.</text:span></text:p>
            </draw:text-box>
          </draw:frame>
        </draw:g>
        <draw:g>
          <draw:custom-shape draw:style-name="gr11" draw:text-style-name="P9" draw:layer="layout" svg:width="2.54cm" svg:height="1.235cm" svg:x="16.51cm" svg:y="5.72cm">
            <text:p text:style-name="P8"><text:span text:style-name="T2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51cm" svg:y="8.795cm">
            <text:p text:style-name="P8"><text:span text:style-name="T2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5.875cm" svg:y1="6.39cm" svg:x2="16.51cm" svg:y2="6.39cm">
            <text:p/>
          </draw:line>
          <draw:line draw:style-name="gr12" draw:text-style-name="P10" draw:layer="layout" svg:x1="15.875cm" svg:y1="9.39cm" svg:x2="16.51cm" svg:y2="9.39cm">
            <text:p/>
          </draw:line>
        </draw:g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custom-shape draw:style-name="gr13" draw:text-style-name="P2" draw:layer="layout" svg:width="5.05cm" svg:height="6.412cm" svg:x="11.475cm" svg:y="4.669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12.167cm" svg:y="5.854cm">
            <text:p text:style-name="P3">Thrust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3.63cm" svg:height="2.063cm" svg:x="12.166cm" svg:y="8.292cm">
            <text:p text:style-name="P5">Flaps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12.458cm" svg:y="6.651cm">
            <text:p text:style-name="P14"><text:span text:style-name="T3">f</text:span><text:span text:style-name="T4">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7" draw:text-style-name="P17" draw:layer="layout" svg:width="1.162cm" svg:height="1.128cm" svg:x="14.289cm" svg:y="6.652cm">
            <text:p text:style-name="P16"><text:span text:style-name="T5">f</text:span><text:span text:style-name="T6">r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15" draw:layer="layout" svg:width="1.162cm" svg:height="1.128cm" svg:x="12.459cm" svg:y="9.052cm">
            <text:p text:style-name="P14"><text:span text:style-name="T7">δ</text:span><text:span text:style-name="T4">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17" draw:layer="layout" svg:width="1.162cm" svg:height="1.128cm" svg:x="14.29cm" svg:y="9.053cm">
            <text:p text:style-name="P16"><text:span text:style-name="T7">δ</text:span><text:span text:style-name="T6">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10" draw:layer="layout" svg:x1="19.394cm" svg:y1="6.379cm" svg:x2="21.172cm" svg:y2="7.649cm">
          <text:p/>
        </draw:line>
        <draw:line draw:style-name="gr19" draw:text-style-name="P10" draw:layer="layout" svg:x1="19.415cm" svg:y1="9.513cm" svg:x2="21.192cm" svg:y2="8.255cm">
          <text:p/>
        </draw:line>
        <draw:g>
          <draw:custom-shape draw:style-name="gr20" draw:text-style-name="P2" draw:layer="layout" svg:width="8.89cm" svg:height="7.047cm" svg:x="1.595cm" svg:y="4.424cm">
            <text:p text:style-name="P1">Observ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4cm" svg:y="5.375cm">
            <text:p text:style-name="P3">Orienta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2cm" svg:y="5.375cm">
            <text:p text:style-name="P3">Position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6.643cm" svg:y="7.329cm">
            <text:p text:style-name="P3">Body Rates</text:p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3.174cm" svg:height="1.655cm" svg:x="2.199cm" svg:y="7.329cm">
            <text:p text:style-name="P5">Velocity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3.174cm" svg:height="1.655cm" svg:x="6.642cm" svg:y="9.283cm">
            <text:p text:style-name="P5">Position Second Next Waypoint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3.174cm" svg:height="1.655cm" svg:x="2.198cm" svg:y="9.283cm">
            <text:p text:style-name="P3">Position Next Waypo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3.78cm" svg:height="7.365cm" svg:x="12.46cm" svg:y="4.265cm">
            <text:p text:style-name="P8">2 x 128</text:p>
            <text:p text:style-name="P8">tanh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3.49cm" svg:y1="6.906cm" svg:x2="15.207cm" svg:y2="6.906cm">
            <text:p/>
          </draw:line>
          <draw:line draw:style-name="gr8" draw:text-style-name="P10" draw:layer="layout" svg:x1="13.61cm" svg:y1="6.91cm" svg:x2="15.082cm" svg:y2="7.794cm">
            <text:p/>
          </draw:line>
          <draw:line draw:style-name="gr8" draw:text-style-name="P10" draw:layer="layout" svg:x1="15.054cm" svg:y1="6.91cm" svg:x2="13.598cm" svg:y2="7.82cm">
            <text:p/>
          </draw:line>
          <draw:line draw:style-name="gr8" draw:text-style-name="P10" draw:layer="layout" svg:x1="13.491cm" svg:y1="7.795cm" svg:x2="15.208cm" svg:y2="7.795cm">
            <text:p/>
          </draw:line>
          <draw:line draw:style-name="gr8" draw:text-style-name="P10" draw:layer="layout" svg:x1="13.49cm" svg:y1="9.606cm" svg:x2="15.207cm" svg:y2="9.606cm">
            <text:p/>
          </draw:line>
          <draw:line draw:style-name="gr8" draw:text-style-name="P10" draw:layer="layout" svg:x1="13.61cm" svg:y1="9.61cm" svg:x2="15.082cm" svg:y2="10.494cm">
            <text:p/>
          </draw:line>
          <draw:line draw:style-name="gr8" draw:text-style-name="P10" draw:layer="layout" svg:x1="15.054cm" svg:y1="9.61cm" svg:x2="13.598cm" svg:y2="10.52cm">
            <text:p/>
          </draw:line>
          <draw:line draw:style-name="gr8" draw:text-style-name="P10" draw:layer="layout" svg:x1="13.491cm" svg:y1="10.495cm" svg:x2="15.208cm" svg:y2="10.495cm">
            <text:p/>
          </draw:line>
          <draw:line draw:style-name="gr8" draw:text-style-name="P10" draw:layer="layout" svg:x1="13.61cm" svg:y1="6.91cm" svg:x2="15.082cm" svg:y2="9.606cm">
            <text:p/>
          </draw:line>
          <draw:line draw:style-name="gr8" draw:text-style-name="P10" draw:layer="layout" svg:x1="13.63cm" svg:y1="7.82cm" svg:x2="15.072cm" svg:y2="9.61cm">
            <text:p/>
          </draw:line>
          <draw:line draw:style-name="gr8" draw:text-style-name="P10" draw:layer="layout" svg:x1="15.054cm" svg:y1="6.91cm" svg:x2="13.63cm" svg:y2="9.606cm">
            <text:p/>
          </draw:line>
          <draw:line draw:style-name="gr8" draw:text-style-name="P10" draw:layer="layout" svg:x1="13.63cm" svg:y1="9.606cm" svg:x2="15.072cm" svg:y2="7.794cm">
            <text:p/>
          </draw:line>
          <draw:line draw:style-name="gr8" draw:text-style-name="P10" draw:layer="layout" svg:x1="15.054cm" svg:y1="7.82cm" svg:x2="13.598cm" svg:y2="10.52cm">
            <text:p/>
          </draw:line>
          <draw:line draw:style-name="gr8" draw:text-style-name="P10" draw:layer="layout" svg:x1="13.61cm" svg:y1="6.91cm" svg:x2="15.072cm" svg:y2="10.494cm">
            <text:p/>
          </draw:line>
          <draw:line draw:style-name="gr8" draw:text-style-name="P10" draw:layer="layout" svg:x1="15.054cm" svg:y1="6.91cm" svg:x2="13.63cm" svg:y2="10.494cm">
            <text:p/>
          </draw:line>
          <draw:line draw:style-name="gr8" draw:text-style-name="P10" draw:layer="layout" svg:x1="13.63cm" svg:y1="10.494cm" svg:x2="15.072cm" svg:y2="7.794cm">
            <text:p/>
          </draw:line>
          <draw:line draw:style-name="gr8" draw:text-style-name="P10" draw:layer="layout" svg:x1="13.63cm" svg:y1="7.82cm" svg:x2="15.054cm" svg:y2="10.495cm">
            <text:p/>
          </draw:line>
          <draw:custom-shape draw:style-name="gr9" draw:text-style-name="P11" draw:layer="layout" svg:width="0.635cm" svg:height="0.635cm" svg:x="15.072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5.072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7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1" draw:layer="layout" svg:width="0.635cm" svg:height="0.635cm" svg:x="12.995cm" svg:y="1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3" draw:layer="layout" svg:width="0.001cm" svg:height="1.205cm" svg:x="13.265cm" svg:y="8.025cm">
            <draw:text-box>
              <text:p text:style-name="P12"><text:span text:style-name="T1">.</text:span></text:p>
              <text:p text:style-name="P12"><text:span text:style-name="T1">.</text:span></text:p>
              <text:p text:style-name="P12"><text:span text:style-name="T1">.</text:span></text:p>
            </draw:text-box>
          </draw:frame>
          <draw:frame draw:style-name="gr10" draw:text-style-name="P13" draw:layer="layout" svg:width="0.001cm" svg:height="1.205cm" svg:x="15.392cm" svg:y="8.026cm">
            <draw:text-box>
              <text:p text:style-name="P12"><text:span text:style-name="T1">.</text:span></text:p>
              <text:p text:style-name="P12"><text:span text:style-name="T1">.</text:span></text:p>
              <text:p text:style-name="P12"><text:span text:style-name="T1">.</text:span></text:p>
            </draw:text-box>
          </draw:frame>
        </draw:g>
        <draw:g>
          <draw:custom-shape draw:style-name="gr11" draw:text-style-name="P9" draw:layer="layout" svg:width="2.54cm" svg:height="1.235cm" svg:x="16.875cm" svg:y="5.792cm">
            <text:p text:style-name="P8"><text:span text:style-name="T2">μ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2.54cm" svg:height="1.235cm" svg:x="16.875cm" svg:y="8.867cm">
            <text:p text:style-name="P8"><text:span text:style-name="T2">log σ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0" draw:layer="layout" svg:x1="16.24cm" svg:y1="6.462cm" svg:x2="16.875cm" svg:y2="6.462cm">
            <text:p/>
          </draw:line>
          <draw:line draw:style-name="gr12" draw:text-style-name="P10" draw:layer="layout" svg:x1="16.24cm" svg:y1="9.462cm" svg:x2="16.875cm" svg:y2="9.462cm">
            <text:p/>
          </draw:line>
        </draw:g>
        <draw:g>
          <draw:custom-shape draw:style-name="gr13" draw:text-style-name="P2" draw:layer="layout" svg:width="5.05cm" svg:height="6.412cm" svg:x="21.155cm" svg:y="4.741cm">
            <text:p text:style-name="P1">Action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631cm" svg:height="2.065cm" svg:x="21.847cm" svg:y="5.926cm">
            <text:p text:style-name="P3">Thrust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3.63cm" svg:height="2.063cm" svg:x="21.846cm" svg:y="8.364cm">
            <text:p text:style-name="P5">Flaps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.162cm" svg:height="1.128cm" svg:x="22.138cm" svg:y="6.723cm">
            <text:p text:style-name="P14"><text:span text:style-name="T3">f</text:span><text:span text:style-name="T4">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5" draw:text-style-name="P17" draw:layer="layout" svg:width="1.162cm" svg:height="1.128cm" svg:x="23.969cm" svg:y="6.724cm">
            <text:p text:style-name="P16"><text:span text:style-name="T5">f</text:span><text:span text:style-name="T6">r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6" draw:text-style-name="P15" draw:layer="layout" svg:width="1.162cm" svg:height="1.128cm" svg:x="22.139cm" svg:y="9.124cm">
            <text:p text:style-name="P14"><text:span text:style-name="T7">δ</text:span><text:span text:style-name="T4">l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6" draw:text-style-name="P17" draw:layer="layout" svg:width="1.162cm" svg:height="1.128cm" svg:x="23.97cm" svg:y="9.125cm">
            <text:p text:style-name="P16"><text:span text:style-name="T7">δ</text:span><text:span text:style-name="T8">r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9" draw:text-style-name="P10" draw:layer="layout" svg:x1="10.485cm" svg:y1="7.947cm" svg:x2="12.46cm" svg:y2="7.947cm">
          <text:p/>
        </draw:lin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thJax_Math" svg:font-family="MathJax_Math" style:font-pitch="variable"/>
    <style:font-face style:name="MathJax_Math1" svg:font-family="MathJax_Math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45:25.336412331</meta:creation-date>
    <meta:generator>LibreOffice/7.4.2.3$Linux_X86_64 LibreOffice_project/40$Build-3</meta:generator>
    <dc:date>2022-12-13T21:21:14.312657086</dc:date>
    <meta:editing-duration>PT4H19M22S</meta:editing-duration>
    <meta:editing-cycles>4</meta:editing-cycles>
    <meta:document-statistic meta:object-count="132"/>
  </office:meta>
</office:document-meta>
</file>